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table:style-name="Default"/>
          <table:table-cell table:style-name="ce2" table:number-columns-repeated="3"/>
          <table:table-cell table:style-name="ce3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</table:table-row>
        <table:table-row table:style-name="ro2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signed by Dan/UMD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OK: ours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OK: non-profit research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table:style-name="ce4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: LDC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table:style-name="ce4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office:value-type="string">
            <text:p>YES: Verbmobil</text:p>
          </table:table-cell>
          <table:table-cell/>
          <table:table-cell table:style-name="ce4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4" office:value-type="string">
            <text:p>2009 data is different and its license expired (shared task only)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ese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freely downloadable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Syntagrus?</text:p>
          </table:table-cell>
          <table:table-cell table:style-name="ce5"/>
          <table:table-cell office:value-type="string">
            <text:p>Probably OK</text:p>
          </table:table-cell>
          <table:table-cell office:value-type="string">
            <text:p>Dan got in 2006 a copy from Igor Boguslavskij and promised to let him know about interesting outcomes.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research and education, cite articl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 table:number-columns-repeated="2"/>
          <table:table-cell table:style-name="ce6" office:value-type="string">
            <text:p>Has ÚFAL bought a license as the wiki suggests? Pavel Straňák or Jan Štěpánek could know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.06.2011</text:date>, <text:time>21:5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7T21:58:27.37</dc:date>
    <dc:creator>Daniel Zeman</dc:creator>
    <meta:editing-duration>PT1H37M47S</meta:editing-duration>
    <meta:editing-cycles>10</meta:editing-cycles>
    <meta:generator>OpenOffice.org/3.3$Win32 OpenOffice.org_project/330m20$Build-9567</meta:generator>
    <meta:document-statistic meta:table-count="3" meta:cell-count="183" meta:object-count="0"/>
  </office:meta>
</office:document-meta>
</file>